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C0000002FBA6E40097605B677.png" manifest:media-type="image/png"/>
  <manifest:file-entry manifest:full-path="Pictures/100019930000047F000004D7F499635D5B5A320C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119b29" officeooo:paragraph-rsid="0010a77a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200pt" fo:font-weight="bold" officeooo:rsid="00156817" officeooo:paragraph-rsid="00156817" style:font-name-asian="Arial Unicode MS" style:font-size-asian="200pt" style:font-weight-asian="bold" style:font-name-complex="Arial Unicode MS" style:font-size-complex="200pt" style:font-weight-complex="bold"/>
    </style:style>
    <style:style style:name="T1" style:family="text">
      <style:text-properties officeooo:rsid="00119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draw:frame draw:style-name="fr1" draw:name="Image3" text:anchor-type="char" svg:x="3.9209in" svg:y="0.5945in" svg:width="4.2972in" svg:height="4.6193in" draw:z-index="2"><draw:image xlink:href="Pictures/100019930000047F000004D7F499635D5B5A320C.svg" xlink:type="simple" xlink:show="embed" xlink:actuate="onLoad" loext:mime-type="image/svg+xml"/><draw:image xlink:href="Pictures/100002010000002C0000002FBA6E40097605B677.png" xlink:type="simple" xlink:show="embed" xlink:actuate="onLoad" loext:mime-type="image/png"/></draw:frame>5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56:20.872625155</meta:creation-date>
    <meta:editing-duration>PT1M36S</meta:editing-duration>
    <meta:editing-cycles>3</meta:editing-cycles>
    <meta:generator>LibreOffice/6.4.5.2$Linux_X86_64 LibreOffice_project/40$Build-2</meta:generator>
    <meta:print-date>2020-08-10T13:07:43.492272947</meta:print-date>
    <dc:date>2020-08-10T13:08:18.133842440</dc:date>
    <meta:document-statistic meta:table-count="0" meta:image-count="3" meta:object-count="0" meta:page-count="1" meta:paragraph-count="1" meta:word-count="1" meta:character-count="1" meta:non-whitespace-character-count="1"/>
  </office:meta>
</office:document-meta>
</file>